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667in"/>
    </style:style>
    <style:style style:name="Table1.1" style:family="table-row">
      <style:table-row-properties style:min-row-height="1.2917in" fo:keep-together="auto"/>
    </style:style>
    <style:style style:name="Table1.A1" style:family="table-cell">
      <style:table-cell-properties style:vertical-align="" fo:padding="0.0694in" fo:border="1pt solid #000000"/>
    </style:style>
    <style:style style:name="Table1.2" style:family="table-row">
      <style:table-row-properties style:min-row-height="1.3333in" fo:keep-together="auto"/>
    </style:style>
    <style:style style:name="Table1.3" style:family="table-row">
      <style:table-row-properties style:min-row-height="1.3021in" fo:keep-together="auto"/>
    </style:style>
    <style:style style:name="Table1.4" style:family="table-row">
      <style:table-row-properties style:min-row-height="1.375in" fo:keep-together="auto"/>
    </style:style>
    <style:style style:name="Table1.5" style:family="table-row">
      <style:table-row-properties style:min-row-height="1.2396in" fo:keep-together="auto"/>
    </style:style>
    <style:style style:name="Table1.7" style:family="table-row">
      <style:table-row-properties style:min-row-height="1.1979in" fo:keep-together="auto"/>
    </style:style>
    <style:style style:name="Table1.9" style:family="table-row">
      <style:table-row-properties style:min-row-height="1.3125in" fo:keep-together="auto"/>
    </style:style>
    <style:style style:name="Table1.10" style:family="table-row">
      <style:table-row-properties style:min-row-height="1.2604in" fo:keep-together="auto"/>
    </style:style>
    <style:style style:name="P1" style:family="paragraph" style:parent-style-name="Standard">
      <style:paragraph-properties fo:line-height="131%" fo:orphans="0" fo:widows="0"/>
    </style:style>
    <style:style style:name="P2" style:family="paragraph" style:parent-style-name="Standard">
      <style:paragraph-properties fo:line-height="130%" fo:orphans="0" fo:widows="0"/>
    </style:style>
    <style:style style:name="P3" style:family="paragraph" style:parent-style-name="Standard">
      <style:paragraph-properties fo:line-height="130%" fo:orphans="0" fo:widows="0"/>
      <style:text-properties fo:font-size="8pt" style:font-size-asian="8pt" style:font-size-complex="8pt"/>
    </style:style>
    <style:style style:name="P4" style:family="paragraph" style:parent-style-name="Standard">
      <style:paragraph-properties fo:line-height="130%" fo:orphans="0" fo:widows="0"/>
      <style:text-properties fo:font-size="7pt" style:font-size-asian="7pt" style:font-size-complex="7pt"/>
    </style:style>
    <style:style style:name="P5" style:family="paragraph" style:parent-style-name="Standard">
      <style:paragraph-properties fo:line-height="130%" fo:orphans="0" fo:widows="0"/>
      <style:text-properties fo:font-size="5pt" style:font-size-asian="5pt" style:font-size-complex="5pt"/>
    </style:style>
    <style:style style:name="P6" style:family="paragraph" style:parent-style-name="Standard">
      <style:paragraph-properties fo:line-height="135%" fo:orphans="0" fo:widows="0"/>
    </style:style>
    <style:style style:name="P7" style:family="paragraph" style:parent-style-name="Standard">
      <style:paragraph-properties fo:line-height="125%" fo:orphans="0" fo:widows="0"/>
    </style:style>
    <style:style style:name="P8" style:family="paragraph" style:parent-style-name="Standard">
      <style:paragraph-properties fo:line-height="125%" fo:orphans="0" fo:widows="0"/>
      <style:text-properties fo:color="#666666" style:font-name="Courier New" fo:font-size="4pt" style:font-name-asian="Courier New1" style:font-size-asian="4pt" style:font-name-complex="Courier New1" style:font-size-complex="4pt" fo:background-color="#ffffff"/>
    </style:style>
    <style:style style:name="P9" style:family="paragraph" style:parent-style-name="Standard">
      <style:paragraph-properties fo:line-height="139%" fo:orphans="0" fo:widows="0"/>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222222" style:font-name="Courier New" fo:font-size="5.5pt" style:font-name-asian="Courier New1" style:font-size-asian="5.5pt" style:font-name-complex="Courier New1" style:font-size-complex="5.5pt" fo:background-color="#ffffff"/>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222222" style:font-name="Courier New" fo:font-size="6.5pt" style:font-name-asian="Courier New1" style:font-size-asian="6.5pt" style:font-name-complex="Courier New1" style:font-size-complex="6.5pt" fo:background-color="#ffffff"/>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pt" style:font-size-asian="1pt" style:font-size-complex="1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8000" style:font-name="Courier New" fo:font-size="7.5pt" fo:font-weight="bold" fo:background-color="#eeffcc" style:font-name-asian="Courier New1" style:font-size-asian="7.5pt" style:font-weight-asian="bold" style:font-name-complex="Courier New1" style:font-size-complex="7.5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2pt" style:font-size-asian="2pt" style:font-size-complex="2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2pt" style:font-size-asian="2pt" style:font-size-complex="2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202124" fo:font-size="6pt" fo:background-color="#f8f9fa" style:font-size-asian="6pt" style:font-size-complex="6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7pt" style:font-size-asian="7pt" style:font-size-complex="7pt"/>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0pt" style:font-size-asian="10pt" style:font-size-complex="10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5pt" style:font-size-asian="5pt" style:font-size-complex="5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212529" style:font-name="Courier New" fo:font-size="6.5pt" fo:font-weight="bold" style:font-name-asian="Courier New1" style:font-size-asian="6.5pt" style:font-weight-asian="bold" style:font-name-complex="Courier New1" style:font-size-complex="6.5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fo:font-weight="bold" style:font-size-asian="9pt" style:font-weight-asian="bold" style:font-size-complex="9pt"/>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9pt" fo:font-weight="bold" style:font-size-asian="9pt" style:font-weight-asian="bold" style:font-size-complex="9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9pt" style:font-size-asian="9pt" style:font-size-complex="9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111111" fo:font-size="5.5pt" fo:background-color="#f5f5f5" style:font-size-asian="5.5pt" style:font-size-complex="5.5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4.5pt" style:font-size-asian="4.5pt" style:font-size-complex="4.5pt" fo:background-color="#ffffff"/>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4pt" style:font-size-asian="4pt" style:font-size-complex="4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404040" style:font-name="Courier New" fo:font-size="5pt" style:font-name-asian="Courier New1" style:font-size-asian="5pt" style:font-name-complex="Courier New1" style:font-size-complex="5pt"/>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a0c10" fo:font-size="7pt" fo:background-color="#eeeeee" style:font-size-asian="7pt" style:font-size-complex="7pt"/>
    </style:style>
    <style:style style:name="P3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writing-mode="rl-tb"/>
    </style:style>
    <style:style style:name="P3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writing-mode="rl-tb"/>
      <style:text-properties fo:font-size="7pt" style:font-size-asian="7pt" style:font-size-complex="7pt"/>
    </style:style>
    <style:style style:name="P3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writing-mode="rl-tb"/>
      <style:text-properties fo:font-size="3pt" style:font-size-asian="3pt" style:font-size-complex="3pt"/>
    </style:style>
    <style:style style:name="P38" style:family="paragraph" style:parent-style-name="Standard">
      <style:paragraph-properties fo:margin-top="0in" fo:margin-bottom="0in" loext:contextual-spacing="false" fo:line-height="133%" fo:text-align="end" style:justify-single-word="false" fo:orphans="0" fo:widows="0" style:writing-mode="rl-tb"/>
    </style:style>
    <style:style style:name="P39" style:family="paragraph" style:parent-style-name="Standard">
      <loext:graphic-properties draw:fill="solid" draw:fill-color="#f8f9fa"/>
      <style:paragraph-properties fo:margin-top="0in" fo:margin-bottom="0in" loext:contextual-spacing="false" fo:line-height="133%" fo:text-align="end" style:justify-single-word="false" fo:orphans="0" fo:widows="0" fo:background-color="#f8f9fa" style:writing-mode="rl-tb"/>
    </style:style>
    <style:style style:name="P40" style:family="paragraph" style:parent-style-name="Standard">
      <style:paragraph-properties fo:margin-top="0in" fo:margin-bottom="0in" loext:contextual-spacing="false" fo:line-height="133%" fo:text-align="end" style:justify-single-word="false" fo:orphans="0" fo:widows="0" style:writing-mode="rl-tb"/>
      <style:text-properties fo:color="#202124" fo:font-size="3pt" fo:background-color="#f8f9fa" style:font-size-asian="3pt" style:font-size-complex="3pt"/>
    </style:style>
    <style:style style:name="P41" style:family="paragraph" style:parent-style-name="Standard">
      <style:paragraph-properties fo:margin-top="0in" fo:margin-bottom="0in" loext:contextual-spacing="false" fo:line-height="133%" fo:text-align="end" style:justify-single-word="false" fo:orphans="0" fo:widows="0" style:writing-mode="rl-tb"/>
      <style:text-properties fo:color="#202124" fo:font-size="1pt" fo:background-color="#f8f9fa" style:font-size-asian="1pt" style:font-size-complex="1pt"/>
    </style:style>
    <style:style style:name="P42" style:family="paragraph" style:parent-style-name="Standard">
      <style:paragraph-properties fo:margin-top="0in" fo:margin-bottom="0in" loext:contextual-spacing="false" fo:line-height="133%" fo:text-align="end" style:justify-single-word="false" fo:orphans="0" fo:widows="0" style:writing-mode="rl-tb"/>
      <style:text-properties fo:color="#202124" fo:font-size="6pt" fo:background-color="#f8f9fa" style:font-size-asian="6pt" style:font-size-complex="6pt"/>
    </style:style>
    <style:style style:name="P43" style:family="paragraph" style:parent-style-name="Standard">
      <style:paragraph-properties fo:margin-top="0in" fo:margin-bottom="0.2638in" loext:contextual-spacing="false" fo:line-height="100%" fo:orphans="0" fo:widows="0"/>
    </style:style>
    <style:style style:name="P44" style:family="paragraph" style:parent-style-name="Standard" style:master-page-name="Standard">
      <style:paragraph-properties style:page-number="1"/>
      <style:text-properties fo:font-size="1pt" style:font-size-asian="1pt" style:font-size-complex="1pt"/>
    </style:style>
    <style:style style:name="T1" style:family="text">
      <style:text-properties fo:color="#222222" style:font-name="Courier New" fo:font-size="10.5pt" fo:font-weight="bold" style:font-name-asian="Courier New1" style:font-size-asian="10.5pt" style:font-weight-asian="bold" style:font-name-complex="Courier New1" style:font-size-complex="10.5pt" fo:background-color="#ffffff"/>
    </style:style>
    <style:style style:name="T2" style:family="text">
      <style:text-properties fo:color="#222222" style:font-name="Courier New" fo:font-size="9.5pt" fo:font-weight="bold" style:font-name-asian="Courier New1" style:font-size-asian="9.5pt" style:font-weight-asian="bold" style:font-name-complex="Courier New1" style:font-size-complex="9.5pt" fo:background-color="#ffffff"/>
    </style:style>
    <style:style style:name="T3" style:family="text">
      <style:text-properties fo:font-size="3pt" fo:font-weight="bold" style:font-size-asian="3pt" style:font-weight-asian="bold" style:font-size-complex="3pt"/>
    </style:style>
    <style:style style:name="T4" style:family="text">
      <style:text-properties fo:color="#202124" fo:font-size="7pt" fo:background-color="#f8f9fa" loext:char-shading-value="0" style:font-size-asian="7pt" style:font-size-complex="7pt"/>
    </style:style>
    <style:style style:name="T5" style:family="text">
      <style:text-properties fo:color="#202124" fo:font-size="6pt" fo:background-color="#f8f9fa" loext:char-shading-value="0" style:font-size-asian="6pt" style:font-size-complex="6pt"/>
    </style:style>
    <style:style style:name="T6" style:family="text">
      <style:text-properties fo:color="#202124" fo:font-size="6pt" style:font-size-asian="6pt" style:font-size-complex="6pt"/>
    </style:style>
    <style:style style:name="T7" style:family="text">
      <style:text-properties fo:color="#202124" fo:font-size="1pt" style:font-size-asian="1pt" style:font-size-complex="1pt"/>
    </style:style>
    <style:style style:name="T8" style:family="text">
      <style:text-properties fo:color="#202124" fo:font-size="5pt" fo:background-color="#f8f9fa" loext:char-shading-value="0" style:font-size-asian="5pt" style:font-size-complex="5pt"/>
    </style:style>
    <style:style style:name="T9" style:family="text">
      <style:text-properties fo:color="#202124" fo:font-size="9pt" fo:background-color="#f8f9fa" loext:char-shading-value="0" style:font-size-asian="9pt" style:font-size-complex="9pt"/>
    </style:style>
    <style:style style:name="T10" style:family="text">
      <style:text-properties fo:color="#008000" style:font-name="Courier New" fo:font-size="7.5pt" fo:font-weight="bold" fo:background-color="#eeffcc" loext:char-shading-value="0" style:font-name-asian="Courier New1" style:font-size-asian="7.5pt" style:font-weight-asian="bold" style:font-name-complex="Courier New1" style:font-size-complex="7.5pt"/>
    </style:style>
    <style:style style:name="T11" style:family="text">
      <style:text-properties fo:color="#008000" style:font-name="Courier New" fo:font-size="7.5pt" fo:background-color="#eeffcc" loext:char-shading-value="0" style:font-name-asian="Courier New1" style:font-size-asian="7.5pt" style:font-name-complex="Courier New1" style:font-size-complex="7.5pt"/>
    </style:style>
    <style:style style:name="T12" style:family="text">
      <style:text-properties fo:color="#008000" style:font-name="Courier New" fo:font-size="4pt" fo:font-weight="bold" style:font-name-asian="Courier New1" style:font-size-asian="4pt" style:font-weight-asian="bold" style:font-name-complex="Courier New1" style:font-size-complex="4pt" fo:background-color="#ffffff"/>
    </style:style>
    <style:style style:name="T13" style:family="text">
      <style:text-properties fo:color="#008000" style:font-name="Courier New" fo:font-size="4pt" style:font-name-asian="Courier New1" style:font-size-asian="4pt" style:font-name-complex="Courier New1" style:font-size-complex="4pt" fo:background-color="#ffffff"/>
    </style:style>
    <style:style style:name="T14" style:family="text">
      <style:text-properties fo:color="#333333" style:font-name="Courier New" fo:font-size="7.5pt" fo:background-color="#eeffcc" loext:char-shading-value="0" style:font-name-asian="Courier New1" style:font-size-asian="7.5pt" style:font-name-complex="Courier New1" style:font-size-complex="7.5pt"/>
    </style:style>
    <style:style style:name="T15" style:family="text">
      <style:text-properties fo:color="#0000ff" style:font-name="Courier New" fo:font-size="7.5pt" fo:background-color="#eeffcc" loext:char-shading-value="0" style:font-name-asian="Courier New1" style:font-size-asian="7.5pt" style:font-name-complex="Courier New1" style:font-size-complex="7.5pt"/>
    </style:style>
    <style:style style:name="T16" style:family="text">
      <style:text-properties fo:color="#0000ff" style:font-name="Courier New" fo:font-size="6.5pt" style:font-name-asian="Courier New1" style:font-size-asian="6.5pt" style:font-name-complex="Courier New1" style:font-size-complex="6.5pt"/>
    </style:style>
    <style:style style:name="T17" style:family="text">
      <style:text-properties fo:color="#0000ff" style:font-name="Courier New" fo:font-size="4pt" fo:font-weight="bold" style:font-name-asian="Courier New1" style:font-size-asian="4pt" style:font-weight-asian="bold" style:font-name-complex="Courier New1" style:font-size-complex="4pt" fo:background-color="#ffffff"/>
    </style:style>
    <style:style style:name="T18" style:family="text">
      <style:text-properties fo:color="#0000ff" style:font-name="Courier New" fo:font-size="4pt" style:font-name-asian="Courier New1" style:font-size-asian="4pt" style:font-name-complex="Courier New1" style:font-size-complex="4pt" fo:background-color="#ffffff"/>
    </style:style>
    <style:style style:name="T19" style:family="text">
      <style:text-properties fo:color="#666666" style:font-name="Courier New" fo:font-size="7.5pt" fo:background-color="#eeffcc" loext:char-shading-value="0" style:font-name-asian="Courier New1" style:font-size-asian="7.5pt" style:font-name-complex="Courier New1" style:font-size-complex="7.5pt"/>
    </style:style>
    <style:style style:name="T20" style:family="text">
      <style:text-properties fo:color="#666666" style:font-name="Courier New" fo:font-size="4pt" style:font-name-asian="Courier New1" style:font-size-asian="4pt" style:font-name-complex="Courier New1" style:font-size-complex="4pt" fo:background-color="#ffffff"/>
    </style:style>
    <style:style style:name="T21" style:family="text">
      <style:text-properties fo:color="#666666" style:font-name="Courier New" fo:font-size="5pt" style:font-name-asian="Courier New1" style:font-size-asian="5pt" style:font-name-complex="Courier New1" style:font-size-complex="5pt"/>
    </style:style>
    <style:style style:name="T22" style:family="text">
      <style:text-properties fo:font-size="1pt" fo:font-weight="bold" style:font-size-asian="1pt" style:font-weight-asian="bold" style:font-size-complex="1pt"/>
    </style:style>
    <style:style style:name="T23" style:family="text">
      <style:text-properties fo:font-size="1pt" style:font-size-asian="1pt" style:font-size-complex="1pt"/>
    </style:style>
    <style:style style:name="T24" style:family="text">
      <style:text-properties fo:font-size="8pt" style:font-size-asian="8pt" style:font-size-complex="8pt"/>
    </style:style>
    <style:style style:name="T25" style:family="text">
      <style:text-properties fo:font-size="10pt" fo:font-weight="bold" style:font-size-asian="10pt" style:font-weight-asian="bold" style:font-size-complex="10pt"/>
    </style:style>
    <style:style style:name="T26" style:family="text">
      <style:text-properties fo:font-weight="bold" style:font-weight-asian="bold"/>
    </style:style>
    <style:style style:name="T27" style:family="text">
      <style:text-properties fo:font-size="7pt" style:font-size-asian="7pt" style:font-size-complex="7pt"/>
    </style:style>
    <style:style style:name="T28" style:family="text">
      <style:text-properties fo:font-size="5pt" style:font-size-asian="5pt" style:font-size-complex="5pt"/>
    </style:style>
    <style:style style:name="T29" style:family="text">
      <style:text-properties fo:font-size="4pt" style:font-size-asian="4pt" style:font-size-complex="4pt"/>
    </style:style>
    <style:style style:name="T30" style:family="text">
      <style:text-properties fo:color="#212529" style:font-name="Courier New" fo:font-size="6.5pt" fo:font-weight="bold" style:font-name-asian="Courier New1" style:font-size-asian="6.5pt" style:font-weight-asian="bold" style:font-name-complex="Courier New1" style:font-size-complex="6.5pt"/>
    </style:style>
    <style:style style:name="T31" style:family="text">
      <style:text-properties fo:color="#212529" style:font-name="Courier New" fo:font-size="6.5pt" style:font-name-asian="Courier New1" style:font-size-asian="6.5pt" style:font-name-complex="Courier New1" style:font-size-complex="6.5pt"/>
    </style:style>
    <style:style style:name="T32" style:family="text">
      <style:text-properties fo:color="#098658" style:font-name="Courier New" fo:font-size="6.5pt" style:font-name-asian="Courier New1" style:font-size-asian="6.5pt" style:font-name-complex="Courier New1" style:font-size-complex="6.5pt"/>
    </style:style>
    <style:style style:name="T33" style:family="text">
      <style:text-properties fo:font-size="9pt" fo:font-weight="bold" style:font-size-asian="9pt" style:font-weight-asian="bold" style:font-size-complex="9pt"/>
    </style:style>
    <style:style style:name="T34" style:family="text">
      <style:text-properties fo:font-size="9pt" style:font-size-asian="9pt" style:font-size-complex="9pt"/>
    </style:style>
    <style:style style:name="T35" style:family="text">
      <style:text-properties fo:color="#111111" fo:font-size="5.5pt" fo:background-color="#f5f5f5" loext:char-shading-value="0" style:font-size-asian="5.5pt" style:font-size-complex="5.5pt"/>
    </style:style>
    <style:style style:name="T36" style:family="text">
      <style:text-properties fo:font-size="4.5pt" style:font-size-asian="4.5pt" style:font-size-complex="4.5pt" fo:background-color="#ffffff"/>
    </style:style>
    <style:style style:name="T37" style:family="text">
      <style:text-properties fo:font-size="2pt" style:font-size-asian="2pt" style:font-size-complex="2pt"/>
    </style:style>
    <style:style style:name="T38" style:family="text">
      <style:text-properties fo:color="#ba2121" style:font-name="Courier New" fo:font-size="4pt" style:font-name-asian="Courier New1" style:font-size-asian="4pt" style:font-name-complex="Courier New1" style:font-size-complex="4pt" fo:background-color="#ffffff"/>
    </style:style>
    <style:style style:name="T39" style:family="text">
      <style:text-properties fo:color="#408080" style:font-name="Courier New" fo:font-size="4pt" fo:font-style="italic" style:font-name-asian="Courier New1" style:font-size-asian="4pt" style:font-style-asian="italic" style:font-name-complex="Courier New1" style:font-size-complex="4pt" fo:background-color="#ffffff"/>
    </style:style>
    <style:style style:name="T40" style:family="text">
      <style:text-properties fo:color="#007020" style:font-name="Courier New" fo:font-size="5pt" fo:font-weight="bold" style:font-name-asian="Courier New1" style:font-size-asian="5pt" style:font-weight-asian="bold" style:font-name-complex="Courier New1" style:font-size-complex="5pt"/>
    </style:style>
    <style:style style:name="T41" style:family="text">
      <style:text-properties fo:color="#007020" style:font-name="Courier New" fo:font-size="5pt" style:font-name-asian="Courier New1" style:font-size-asian="5pt" style:font-name-complex="Courier New1" style:font-size-complex="5pt"/>
    </style:style>
    <style:style style:name="T42" style:family="text">
      <style:text-properties fo:color="#404040" style:font-name="Courier New" fo:font-size="5pt" style:font-name-asian="Courier New1" style:font-size-asian="5pt" style:font-name-complex="Courier New1" style:font-size-complex="5pt"/>
    </style:style>
    <style:style style:name="T43" style:family="text">
      <style:text-properties fo:color="#06287e" style:font-name="Courier New" fo:font-size="5pt" style:font-name-asian="Courier New1" style:font-size-asian="5pt" style:font-name-complex="Courier New1" style:font-size-complex="5pt"/>
    </style:style>
    <style:style style:name="T44" style:family="text">
      <style:text-properties fo:color="#0a0c10" fo:font-size="7pt" fo:background-color="#eeeeee" loext:char-shading-value="0" style:font-size-asian="7pt" style:font-size-complex="7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Table1" table:style-name="Table1">
        <table:table-column table:style-name="Table1.A" table:number-columns-repeated="3"/>
        <table:table-row table:style-name="Table1.1">
          <table:table-cell table:style-name="Table1.A1" office:value-type="string">
            <text:p text:style-name="P10"/>
            <text:p text:style-name="P10"/>
            <text:p text:style-name="P10"/>
            <text:p text:style-name="P10"/>
            <text:p text:style-name="P10"/>
            <text:p text:style-name="P10"/>
            <text:p text:style-name="P12"><text:span text:style-name="T1">__hash__</text:span></text:p>
          </table:table-cell>
          <table:table-cell table:style-name="Table1.A1" office:value-type="string">
            <text:p text:style-name="P38"><text:span text:style-name="T4">توسط تابع داخلی hash() و برای عملیات بر روی اعضای مجموعه های هش شده از جمله set، frozenset و dict فراخوانی می شود. __hash__() باید یک عدد صحیح برگرداند. تنها ویژگی مورد نیاز این است که اشیایی که با هم مقایسه می‌شوند مقدار هش یکسانی داشته باشند. توصیه می شود مقادیر هش اجزای شی را که در مقایسه با اشیا نیز نقش دارند، با بسته بندی آنها در یک تاپل و هش کردن تاپل، با هم مخلوط کنید</text:span></text:p>
            <text:p text:style-name="P15"/>
          </table:table-cell>
          <table:table-cell table:style-name="Table1.A1" office:value-type="string">
            <text:p text:style-name="P16"/>
            <text:p text:style-name="P16"/>
            <text:p text:style-name="P16"/>
            <text:p text:style-name="P13"><text:span text:style-name="T10">def</text:span><text:span text:style-name="T14"> </text:span><text:span text:style-name="T15">__hash__</text:span><text:span text:style-name="T14">(</text:span><text:span text:style-name="T11">self</text:span><text:span text:style-name="T14">):</text:span></text:p>
            <text:p text:style-name="P1"><text:span text:style-name="T14"><text:s text:c="4"/></text:span><text:span text:style-name="T10">return</text:span><text:span text:style-name="T14"> </text:span><text:span text:style-name="T11">hash</text:span><text:span text:style-name="T14">((</text:span><text:span text:style-name="T11">self</text:span><text:span text:style-name="T19">.</text:span><text:span text:style-name="T14">name, </text:span><text:span text:style-name="T11">self</text:span><text:span text:style-name="T19">.</text:span><text:span text:style-name="T14">nick, </text:span><text:span text:style-name="T11">self</text:span><text:span text:style-name="T19">.</text:span><text:span text:style-name="T14">color))</text:span></text:p>
            <text:p text:style-name="P15"/>
          </table:table-cell>
        </table:table-row>
        <table:table-row table:style-name="Table1.2">
          <table:table-cell table:style-name="Table1.A1" office:value-type="string">
            <text:p text:style-name="P11"/>
            <text:p text:style-name="P11"/>
            <text:p text:style-name="P11"/>
            <text:p text:style-name="P11"/>
            <text:p text:style-name="P11"/>
            <text:p text:style-name="P11"/>
            <text:p text:style-name="P11"/>
            <text:p text:style-name="P12"><text:span text:style-name="T2">__getattr__</text:span></text:p>
          </table:table-cell>
          <table:table-cell table:style-name="Table1.A1" office:value-type="string">
            <text:p text:style-name="P17"/>
            <text:p text:style-name="P12"><text:span text:style-name="T5">زمانی فراخوانی می‌شود که دسترسی ویژگی پیش‌فرض با یک AttributeError ناموفق باشد (یا __getattribute__() یک AttributeError را افزایش می‌دهد، زیرا name یک ویژگی نمونه یا یک ویژگی در درخت کلاس برای خودش نیست؛ یا __get__() از یک ویژگی نام، AttributeError را افزایش می‌دهد. این روش باید یا مقدار مشخصه (محاسبه شده) را برگرداند یا یک استثنا AttributeError را ایجاد کند.</text:span></text:p>
            <text:p text:style-name="P19"/>
            <text:p text:style-name="P12"><text:span text:style-name="T5">توجه داشته باشید که اگر مشخصه از طریق مکانیسم عادی پیدا شود، __getattr__() فراخوانی نمی شود. (این یک عدم تقارن عمدی بین __getattr__() و __setattr__() است.) این کار هم به دلایل کارایی انجام می شود و هم به این دلیل که در غیر این صورت __getattr__() راهی برای دسترسی به سایر ویژگی های نمونه نخواهد داشت. توجه داشته باشید که حداقل برای متغیرهای نمونه، می‌توانید با درج نکردن هیچ مقداری در فرهنگ لغت ویژگی نمونه، کنترل کامل را جعل کنید (اما در عوض آن‌ها را در یک شی دیگر درج کنید). روش __getattribute__() را در زیر ببینید تا راهی برای به دست آوردن کنترل کامل بر دسترسی ویژگی ها داشته باشید.</text:span></text:p>
            <text:p text:style-name="P17"/>
          </table:table-cell>
          <table:table-cell table:style-name="Table1.A1" office:value-type="string">
            <text:p text:style-name="P2"><text:span text:style-name="T24">class MyClass(object): </text:span></text:p>
            <text:p text:style-name="P2"><text:span text:style-name="T24"><text:s text:c="4"/>def __init__(self): </text:span></text:p>
            <text:p text:style-name="P2"><text:span text:style-name="T24"><text:s text:c="8"/>self.data = {'a': 'v1', 'b': 'v2'} </text:span></text:p>
            <text:p text:style-name="P3"/>
            <text:p text:style-name="P2"><text:span text:style-name="T24"><text:s text:c="4"/>def __getattr__(self, attr): </text:span></text:p>
            <text:p text:style-name="P2"><text:span text:style-name="T24"><text:s text:c="8"/>return self.data[attr]</text:span></text:p>
            <text:p text:style-name="P3"/>
            <text:p text:style-name="P2"><text:span text:style-name="T24">ob = MyClass</text:span></text:p>
            <text:p text:style-name="P2"><text:span text:style-name="T24">v1 = ob.a</text:span></text:p>
            <text:p text:style-name="P3"/>
            <text:p text:style-name="P4"/>
            <text:p text:style-name="P18"/>
          </table:table-cell>
        </table:table-row>
        <table:table-row table:style-name="Table1.3">
          <table:table-cell table:style-name="Table1.A1" office:value-type="string">
            <text:p text:style-name="P20"/>
            <text:p text:style-name="P20"/>
            <text:p text:style-name="P20"/>
            <text:p text:style-name="P20"/>
            <text:p text:style-name="P12"><text:span text:style-name="T25">__slots__</text:span></text:p>
          </table:table-cell>
          <table:table-cell table:style-name="Table1.A1" office:value-type="string">
            <text:p text:style-name="P40"/>
            <text:p text:style-name="P40"/>
            <text:p text:style-name="P40"/>
            <text:p text:style-name="P38"><text:span text:style-name="T4">خالق پایتون، Guido van Rossum، بیان می کند که او در واقع __slots__ را برای دسترسی سریعتر به ویژگی ها ایجاد کرده است.</text:span></text:p>
            <text:p text:style-name="P21"/>
            <text:p text:style-name="P35"><text:span text:style-name="T27">دسترسی در python 3.5 درubuntu حدود 30٪ سریع تر است.</text:span></text:p>
            <text:p text:style-name="P36"/>
            <text:p text:style-name="P38"><text:span text:style-name="T4">هدف دیگر __slots__ کاهش فضای حافظه است که هر نمونه شی اشغال می کند.</text:span></text:p>
            <text:p text:style-name="P37"/>
          </table:table-cell>
          <table:table-cell table:style-name="Table1.A1" office:value-type="string">
            <text:p text:style-name="P2"><text:span text:style-name="T28">import timeit </text:span></text:p>
            <text:p text:style-name="P2"><text:span text:style-name="T28">class Foo(object): </text:span></text:p>
            <text:p text:style-name="P2"><text:span text:style-name="T28"><text:s text:c="4"/>__slots__ = 'foo', </text:span></text:p>
            <text:p text:style-name="P2"><text:span text:style-name="T28">class Bar(object): </text:span></text:p>
            <text:p text:style-name="P2"><text:span text:style-name="T28"><text:s text:c="4"/>pass </text:span></text:p>
            <text:p text:style-name="P2"><text:span text:style-name="T28">slotted = Foo() </text:span></text:p>
            <text:p text:style-name="P2"><text:span text:style-name="T28">not_slotted = Bar() </text:span></text:p>
            <text:p text:style-name="P2"><text:span text:style-name="T28">def get_set_delete_fn(obj): </text:span></text:p>
            <text:p text:style-name="P2"><text:span text:style-name="T28"><text:s text:c="4"/>def get_set_delete(): </text:span></text:p>
            <text:p text:style-name="P2"><text:span text:style-name="T28"><text:s text:c="8"/>obj.foo = 'foo' </text:span></text:p>
            <text:p text:style-name="P2"><text:span text:style-name="T28"><text:s text:c="8"/>obj.foo del </text:span></text:p>
            <text:p text:style-name="P2"><text:span text:style-name="T28"><text:s text:c="8"/>obj.foo </text:span></text:p>
            <text:p text:style-name="P2"><text:span text:style-name="T28"><text:s text:c="4"/>return get_set_delete</text:span></text:p>
            <text:p text:style-name="P5"/>
            <text:p text:style-name="P2"><text:span text:style-name="T28">min(timeit.repeat(get_set_delete_fn(slotted)))</text:span></text:p>
            <text:p text:style-name="P2"><text:span text:style-name="T28">Javab ⇒</text:span><text:span text:style-name="T23"> </text:span><text:span text:style-name="T29">0.2846834529991611</text:span></text:p>
            <text:p text:style-name="P2"><text:span text:style-name="T28">min(timeit.repeat(get_set_delete_fn(not_slotted)))</text:span></text:p>
            <text:p text:style-name="P2"><text:span text:style-name="T28">Javab ⇒ </text:span><text:span text:style-name="T29">0.3664822799983085</text:span></text:p>
            <text:p text:style-name="P15"/>
          </table:table-cell>
        </table:table-row>
        <table:table-row table:style-name="Table1.4">
          <table:table-cell table:style-name="Table1.A1" office:value-type="string">
            <text:p text:style-name="P22"/>
            <text:p text:style-name="P22"/>
            <text:p text:style-name="P12"><text:span text:style-name="T25">__call__</text:span></text:p>
          </table:table-cell>
          <table:table-cell table:style-name="Table1.A1" office:value-type="string">
            <text:p text:style-name="P41"/>
            <text:p text:style-name="P42"/>
            <text:p text:style-name="P38"><text:span text:style-name="T5">برنامه نویسان پایتون را قادر می سازد تا کلاس هایی بنویسند که در آن نمونه ها مانند توابع عمل می کنند و می توانند مانند یک تابع فراخوانی شوند.</text:span></text:p>
            <text:p text:style-name="P15"/>
          </table:table-cell>
          <table:table-cell table:style-name="Table1.A1" office:value-type="string">
            <text:p text:style-name="P14"><text:span text:style-name="T28">class Example:</text:span></text:p>
            <text:p text:style-name="P14"><text:span text:style-name="T28"><text:tab/>def __init__(self):</text:span></text:p>
            <text:p text:style-name="P14"><text:span text:style-name="T28"><text:tab/> <text:s text:c="3"/>print("Instance Created")</text:span></text:p>
            <text:p text:style-name="P14"><text:span text:style-name="T28"><text:tab/></text:span></text:p>
            <text:p text:style-name="P14"><text:span text:style-name="T28"><text:tab/># Defining __call__ method</text:span></text:p>
            <text:p text:style-name="P14"><text:span text:style-name="T28"><text:tab/>def __call__(self):</text:span></text:p>
            <text:p text:style-name="P14"><text:span text:style-name="T28"><text:s text:c="30"/>print("Instance is called <text:s/>viaspecial method")</text:span></text:p>
            <text:p text:style-name="P24"/>
            <text:p text:style-name="P14"><text:span text:style-name="T28"># Instance created</text:span></text:p>
            <text:p text:style-name="P14"><text:span text:style-name="T28">e = Example()</text:span></text:p>
            <text:p text:style-name="P24"/>
            <text:p text:style-name="P14"><text:span text:style-name="T28"># __call__ method will be called</text:span></text:p>
            <text:p text:style-name="P14"><text:span text:style-name="T28">e()</text:span></text:p>
            <text:p text:style-name="P24"/>
            <text:p text:style-name="P15"/>
          </table:table-cell>
        </table:table-row>
        <table:table-row table:style-name="Table1.5">
          <table:table-cell table:style-name="Table1.A1" office:value-type="string">
            <text:p text:style-name="P23"/>
            <text:p text:style-name="P23"/>
            <text:p text:style-name="P12"><text:span text:style-name="T25">__len__</text:span></text:p>
          </table:table-cell>
          <table:table-cell table:style-name="Table1.A1" office:value-type="string">
            <text:p text:style-name="P39"><text:span text:style-name="T6">تابع len یک تابع داخلی است (برخلاف یک روش) زیرا پایتون تصمیم گرفته است که داشتن طول یک ویژگی بسیار اساسی یک شی است. بنابراین پایتون یک تابع داخلی به نام len دارد که به روش dunder می پردازد که برای کشف اینکه آیا چیزی طول دارد و آن طول چقدر است استفاده می شود.</text:span></text:p>
            <text:p text:style-name="P15"/>
          </table:table-cell>
          <table:table-cell table:style-name="Table1.A1" office:value-type="string">
            <text:p text:style-name="P25"/>
            <text:p text:style-name="P14"><text:span text:style-name="T30">&gt;&gt;&gt; </text:span><text:span text:style-name="T31">numbers = [</text:span><text:span text:style-name="T32">2</text:span><text:span text:style-name="T31">, </text:span><text:span text:style-name="T32">1</text:span><text:span text:style-name="T31">, </text:span><text:span text:style-name="T32">3</text:span><text:span text:style-name="T31">, </text:span><text:span text:style-name="T32">4</text:span><text:span text:style-name="T31">, </text:span><text:span text:style-name="T32">7</text:span><text:span text:style-name="T31">]</text:span></text:p>
            <text:p text:style-name="P14"><text:span text:style-name="T30">&gt;&gt;&gt; </text:span><text:span text:style-name="T31">numbers.__len__()</text:span></text:p>
            <text:p text:style-name="P14"><text:span text:style-name="T31">5</text:span></text:p>
            <text:p text:style-name="P14"><text:span text:style-name="T30">&gt;&gt;&gt; </text:span><text:span text:style-name="T16">len</text:span><text:span text:style-name="T31">(numbers)</text:span></text:p>
            <text:p text:style-name="P6"><text:span text:style-name="T31">5</text:span></text:p>
            <text:p text:style-name="P15"/>
          </table:table-cell>
        </table:table-row>
        <table:table-row table:style-name="Table1.3">
          <table:table-cell table:style-name="Table1.A1" office:value-type="string">
            <text:p text:style-name="P26"/>
            <text:p text:style-name="P26"/>
            <text:p text:style-name="P26"/>
            <text:p text:style-name="P12"><text:span text:style-name="T33">__del__</text:span></text:p>
          </table:table-cell>
          <table:table-cell table:style-name="Table1.A1" office:value-type="string">
            <text:p text:style-name="P38"><text:span text:style-name="T8">اگر __new__ و __init__ سازنده شی را تشکیل می دهند، __del__ ویرانگر است. رفتار دستور del x را اجرا نمی کند (به طوری که کد به x.__del__() ترجمه نمی شود). در عوض، رفتار را برای زمانی که یک شی زباله جمع آوری می شود، تعریف می کند. این می تواند برای اشیایی که ممکن است پس از حذف نیاز به پاکسازی اضافی داشته باشند، مانند سوکت ها یا اشیاء فایل، کاملاً مفید باشد. با این حال مراقب باشید، زیرا هیچ تضمینی وجود ندارد که __del__ در صورت زنده بودن شی در هنگام خروج مفسر، اجرا شود، بنابراین __del__ نمی تواند جایگزینی برای شیوه های کدگذاری خوب باشد (مانند همیشه بستن یک اتصال پس از اتمام کار. در واقع، __del__ به دلیل شرایط نامطمئنی که تحت آن نامیده می شود، تقریباً هرگز نباید استفاده شود؛ با احتیاط از آن استفاده کنید!</text:span></text:p>
            <text:p text:style-name="P15"/>
          </table:table-cell>
          <table:table-cell table:style-name="Table1.A1" office:value-type="string">
            <text:p text:style-name="P14"><text:span text:style-name="T35">class FileObject:</text:span></text:p>
            <text:p text:style-name="P14"><text:span text:style-name="T35"><text:s text:c="4"/>'''Wrapper for file objects to make sure the file gets <text:s text:c="3"/>closed on deletion.'''</text:span></text:p>
            <text:p text:style-name="P30"/>
            <text:p text:style-name="P14"><text:span text:style-name="T35"><text:s text:c="4"/>def __init__(self, filepath='~', filename='sample.txt'):</text:span></text:p>
            <text:p text:style-name="P14"><text:span text:style-name="T35"><text:s text:c="8"/># open a file filename in filepath in read and write mode</text:span></text:p>
            <text:p text:style-name="P14"><text:span text:style-name="T35"><text:s text:c="8"/>self.file = open(join(filepath, filename), 'r+')</text:span></text:p>
            <text:p text:style-name="P30"/>
            <text:p text:style-name="P14"><text:span text:style-name="T35"><text:s text:c="4"/>def __del__(self):</text:span></text:p>
            <text:p text:style-name="P14"><text:span text:style-name="T35"><text:s text:c="8"/>self.file.close()</text:span></text:p>
            <text:p text:style-name="P2"><text:span text:style-name="T35"><text:s text:c="8"/>del self.file</text:span></text:p>
            <text:p text:style-name="P15"/>
          </table:table-cell>
        </table:table-row>
        <table:table-row table:style-name="Table1.7">
          <table:table-cell table:style-name="Table1.A1" office:value-type="string">
            <text:p text:style-name="P28"/>
            <text:p text:style-name="P28"/>
            <text:p text:style-name="P12"><text:span text:style-name="T34">__repr__</text:span></text:p>
          </table:table-cell>
          <table:table-cell table:style-name="Table1.A1" office:value-type="string">
            <text:p text:style-name="P38"><text:span text:style-name="T5">رفتار را برای زمانی که ()repr روی نمونه ای از کلاس شما فراخوانی می شود، تعریف می کند. تفاوت عمده بین str() و repr() در مخاطب مورد نظر است. ()repr برای تولید خروجی‌هایی است که عمدتاً توسط ماشین قابل خواندن هستند (در بسیاری از موارد، حتی می‌تواند کد پایتون معتبر باشد)، در حالی که str () برای خواندن توسط انسان در نظر گرفته شده است.</text:span></text:p>
            <text:p text:style-name="P18"/>
          </table:table-cell>
          <table:table-cell table:style-name="Table1.A1" office:value-type="string">
            <text:p text:style-name="P14"><text:span text:style-name="T36">class Person:</text:span></text:p>
            <text:p text:style-name="P14"><text:span text:style-name="T36"><text:s text:c="4"/>def __init__(self, name, age):</text:span></text:p>
            <text:p text:style-name="P14"><text:span text:style-name="T36"><text:s text:c="8"/>self.name = name</text:span></text:p>
            <text:p text:style-name="P14"><text:span text:style-name="T36"><text:s text:c="8"/>self.age = age</text:span></text:p>
            <text:p text:style-name="P31"/>
            <text:p text:style-name="P14"><text:span text:style-name="T36"><text:s text:c="4"/>def __repr__(self):</text:span></text:p>
            <text:p text:style-name="P14"><text:span text:style-name="T36"><text:s text:c="8"/>rep = 'Person(' + self.name + ',' + str(self.age) + ')'</text:span></text:p>
            <text:p text:style-name="P14"><text:span text:style-name="T36"><text:s text:c="8"/>return rep</text:span></text:p>
            <text:p text:style-name="P31"/>
            <text:p text:style-name="P31"/>
            <text:p text:style-name="P14"><text:span text:style-name="T36"># Let's make a Person object and print the results of repr()</text:span></text:p>
            <text:p text:style-name="P31"/>
            <text:p text:style-name="P14"><text:span text:style-name="T36">person = Person("John", 20)</text:span></text:p>
            <text:p text:style-name="P14"><text:span text:style-name="T36">print(repr(person))</text:span></text:p>
          </table:table-cell>
        </table:table-row>
        <table:table-row table:style-name="Table1.5">
          <table:table-cell table:style-name="Table1.A1" office:value-type="string">
            <text:p text:style-name="P28"/>
            <text:p text:style-name="P28"/>
            <text:p text:style-name="P29"/>
            <text:p text:style-name="P27"/>
            <text:p text:style-name="P27"/>
            <text:p text:style-name="P27"/>
            <text:p text:style-name="P12"><text:span text:style-name="T33">__format__</text:span></text:p>
          </table:table-cell>
          <table:table-cell table:style-name="Table1.A1" office:value-type="string">
            <text:p text:style-name="P38"><text:span text:style-name="T4">روش جادویی پایتون __format__ برای نمایش شی در قالب های رشته ای مختلف استفاده می شود. متد کلاس __format__ را می توان با تابع ()format داخلی یا string.format() فراخوانی کرد. بگذارید نوع داده داخلی پایتون را int بگیریم و سعی کنیم آن را بفهمیم.</text:span></text:p>
            <text:p text:style-name="P41"/>
            <text:p text:style-name="P15"/>
          </table:table-cell>
          <table:table-cell table:style-name="Table1.A1" office:value-type="string">
            <text:p text:style-name="P7"><text:span text:style-name="T12">class</text:span><text:span text:style-name="T20"> </text:span><text:span text:style-name="T17">Date</text:span><text:span text:style-name="T20">:</text:span></text:p>
            <text:p text:style-name="P7"><text:span text:style-name="T20"><text:s text:c="3"/>_patterns={</text:span><text:span text:style-name="T38">"dmy"</text:span><text:span text:style-name="T20">:</text:span><text:span text:style-name="T38">"{d.dd}/{d.mm}/{d.yy}"</text:span><text:span text:style-name="T20">,</text:span><text:span text:style-name="T38">"mdy"</text:span><text:span text:style-name="T20">:</text:span><text:span text:style-name="T38">"{d.mm}/{d.dd}/{d.yy}"</text:span><text:span text:style-name="T20">,</text:span><text:span text:style-name="T38">"ymd"</text:span><text:span text:style-name="T20">:</text:span><text:span text:style-name="T38">"{d.yy}/{d.mm}/{d.dd}"</text:span><text:span text:style-name="T20">}</text:span></text:p>
            <text:p text:style-name="P7"><text:span text:style-name="T20"><text:s text:c="3"/></text:span><text:span text:style-name="T12">def</text:span><text:span text:style-name="T20"> </text:span><text:span text:style-name="T18">__init__</text:span><text:span text:style-name="T20">(</text:span><text:span text:style-name="T13">self</text:span><text:span text:style-name="T20">,dd,mm,yy):</text:span></text:p>
            <text:p text:style-name="P7"><text:span text:style-name="T20"><text:s text:c="6"/></text:span><text:span text:style-name="T13">self</text:span><text:span text:style-name="T20">.dd=dd</text:span></text:p>
            <text:p text:style-name="P7"><text:span text:style-name="T20"><text:s text:c="6"/></text:span><text:span text:style-name="T13">self</text:span><text:span text:style-name="T20">.mm=mm</text:span></text:p>
            <text:p text:style-name="P7"><text:span text:style-name="T20"><text:s text:c="6"/></text:span><text:span text:style-name="T13">self</text:span><text:span text:style-name="T20">.yy=yy</text:span></text:p>
            <text:p text:style-name="P8"/>
            <text:p text:style-name="P7"><text:span text:style-name="T20"><text:s text:c="3"/></text:span><text:span text:style-name="T12">def</text:span><text:span text:style-name="T20"> </text:span><text:span text:style-name="T18">__format__</text:span><text:span text:style-name="T20">(</text:span><text:span text:style-name="T13">self</text:span><text:span text:style-name="T20">,key):</text:span></text:p>
            <text:p text:style-name="P7"><text:span text:style-name="T20"><text:s text:c="6"/></text:span><text:span text:style-name="T12">if</text:span><text:span text:style-name="T20"> key == </text:span><text:span text:style-name="T38">''</text:span><text:span text:style-name="T20">:</text:span></text:p>
            <text:p text:style-name="P7"><text:span text:style-name="T20"><text:s text:c="9"/>key = </text:span><text:span text:style-name="T38">'dmy'</text:span></text:p>
            <text:p text:style-name="P7"><text:span text:style-name="T20"><text:s text:c="6"/>pattern = </text:span><text:span text:style-name="T13">self</text:span><text:span text:style-name="T20">._patterns[key]</text:span></text:p>
            <text:p text:style-name="P7"><text:span text:style-name="T20"><text:s text:c="6"/></text:span><text:span text:style-name="T12">return</text:span><text:span text:style-name="T20"> pattern.format(d=</text:span><text:span text:style-name="T13">self</text:span><text:span text:style-name="T20">)</text:span></text:p>
            <text:p text:style-name="P8"/>
            <text:p text:style-name="P8"/>
            <text:p text:style-name="P7"><text:span text:style-name="T20">D1=Date(31,12,2019)</text:span></text:p>
            <text:p text:style-name="P7"><text:span text:style-name="T39">#print different pattern through format</text:span></text:p>
            <text:p text:style-name="P7"><text:span text:style-name="T13">print</text:span><text:span text:style-name="T20">(</text:span><text:span text:style-name="T13">format</text:span><text:span text:style-name="T20">(D1))</text:span></text:p>
            <text:p text:style-name="P7"><text:span text:style-name="T13">print</text:span><text:span text:style-name="T20">(</text:span><text:span text:style-name="T13">format</text:span><text:span text:style-name="T20">(D1,</text:span><text:span text:style-name="T38">"mdy"</text:span><text:span text:style-name="T20">))</text:span></text:p>
            <text:p text:style-name="P7"><text:span text:style-name="T13">print</text:span><text:span text:style-name="T20">(</text:span><text:span text:style-name="T13">format</text:span><text:span text:style-name="T20">(D1,</text:span><text:span text:style-name="T38">"ymd"</text:span><text:span text:style-name="T20">))</text:span></text:p>
            <text:p text:style-name="P8"/>
            <text:p text:style-name="P7"><text:span text:style-name="T39">#print different pattern through string formating</text:span></text:p>
            <text:p text:style-name="P7"><text:span text:style-name="T13">print</text:span><text:span text:style-name="T20">(</text:span><text:span text:style-name="T38">"D1 = {:dmy}"</text:span><text:span text:style-name="T20">.format(D1))</text:span></text:p>
            <text:p text:style-name="P7"><text:span text:style-name="T13">print</text:span><text:span text:style-name="T20">(</text:span><text:span text:style-name="T38">"D1 = {:mdy}"</text:span><text:span text:style-name="T20">.format(D1))</text:span></text:p>
            <text:p text:style-name="P7"><text:span text:style-name="T13">print</text:span><text:span text:style-name="T20">(</text:span><text:span text:style-name="T38">"D1 = {:ymd}"</text:span><text:span text:style-name="T20">.format(D1))</text:span></text:p>
            <text:p text:style-name="P8"/>
            <text:p text:style-name="P32"/>
          </table:table-cell>
        </table:table-row>
        <table:table-row table:style-name="Table1.9">
          <table:table-cell table:style-name="Table1.A1" office:value-type="string">
            <text:p text:style-name="P28"/>
            <text:p text:style-name="P28"/>
            <text:p text:style-name="P12"><text:span text:style-name="T33">__hex__</text:span></text:p>
            <text:p text:style-name="P27"/>
            <text:p text:style-name="P12"><text:span text:style-name="T33">__oct__</text:span></text:p>
            <text:p text:style-name="P29"/>
          </table:table-cell>
          <table:table-cell table:style-name="Table1.A1" office:value-type="string">
            <text:p text:style-name="P38"><text:span text:style-name="T9">روش‌های ویژه __oct__ و __hex__ تبدیل کلاس‌های سفارشی به نمایش srting هشت‌گانه یا هگزا دسیمال، یعنی رفتار توابع داخلی oct() و hex() را سفارشی کردند.</text:span></text:p>
            <text:p text:style-name="P15"/>
          </table:table-cell>
          <table:table-cell table:style-name="Table1.A1" office:value-type="string">
            <text:p text:style-name="P14"><text:span text:style-name="T40">def</text:span><text:span text:style-name="T42"> </text:span><text:span text:style-name="T43">IntLike</text:span><text:span text:style-name="T42">:</text:span></text:p>
            <text:p text:style-name="P14"><text:span text:style-name="T42"><text:s text:c="4"/></text:span><text:span text:style-name="T40">def</text:span><text:span text:style-name="T42"> </text:span><text:span text:style-name="T43">__init__</text:span><text:span text:style-name="T42">(</text:span><text:span text:style-name="T41">self</text:span><text:span text:style-name="T42">, number):</text:span></text:p>
            <text:p text:style-name="P14"><text:span text:style-name="T42"><text:s text:c="8"/></text:span><text:span text:style-name="T41">self</text:span><text:span text:style-name="T21">.</text:span><text:span text:style-name="T42">_number </text:span><text:span text:style-name="T21">=</text:span><text:span text:style-name="T42"> </text:span><text:span text:style-name="T41">int</text:span><text:span text:style-name="T42">(number)</text:span></text:p>
            <text:p text:style-name="P33"/>
            <text:p text:style-name="P14"><text:span text:style-name="T42"><text:s text:c="4"/></text:span><text:span text:style-name="T40">def</text:span><text:span text:style-name="T42"> </text:span><text:span text:style-name="T43">__index__</text:span><text:span text:style-name="T42">(</text:span><text:span text:style-name="T41">self</text:span><text:span text:style-name="T42">):</text:span></text:p>
            <text:p text:style-name="P14"><text:span text:style-name="T42"><text:s text:c="8"/></text:span><text:span text:style-name="T40">return</text:span><text:span text:style-name="T42"> </text:span><text:span text:style-name="T41">self</text:span><text:span text:style-name="T21">.</text:span><text:span text:style-name="T42">_number</text:span></text:p>
            <text:p text:style-name="P33"/>
            <text:p text:style-name="P14"><text:span text:style-name="T42"><text:s text:c="4"/></text:span><text:span text:style-name="T40">def</text:span><text:span text:style-name="T42"> </text:span><text:span text:style-name="T43">__hex__</text:span><text:span text:style-name="T42">(</text:span><text:span text:style-name="T41">self</text:span><text:span text:style-name="T42">):</text:span></text:p>
            <text:p text:style-name="P14"><text:span text:style-name="T42"><text:s text:c="8"/></text:span><text:span text:style-name="T40">return</text:span><text:span text:style-name="T42"> </text:span><text:span text:style-name="T41">hex</text:span><text:span text:style-name="T42">(</text:span><text:span text:style-name="T41">self</text:span><text:span text:style-name="T21">.</text:span><text:span text:style-name="T42">_number)</text:span></text:p>
            <text:p text:style-name="P33"/>
            <text:p text:style-name="P14"><text:span text:style-name="T42"><text:s text:c="4"/></text:span><text:span text:style-name="T40">def</text:span><text:span text:style-name="T42"> </text:span><text:span text:style-name="T43">__oct__</text:span><text:span text:style-name="T42">(</text:span><text:span text:style-name="T41">self</text:span><text:span text:style-name="T42">):</text:span></text:p>
            <text:p text:style-name="P9"><text:span text:style-name="T42"><text:s text:c="8"/></text:span><text:span text:style-name="T40">return</text:span><text:span text:style-name="T42"> </text:span><text:span text:style-name="T41">oct</text:span><text:span text:style-name="T42">(</text:span><text:span text:style-name="T41">self</text:span><text:span text:style-name="T21">.</text:span><text:span text:style-name="T42">_number)</text:span></text:p>
            <text:p text:style-name="P15"/>
          </table:table-cell>
        </table:table-row>
        <table:table-row table:style-name="Table1.10">
          <table:table-cell table:style-name="Table1.A1" office:value-type="string">
            <text:p text:style-name="P26"/>
            <text:p text:style-name="P26"/>
            <text:p text:style-name="P27"/>
            <text:p text:style-name="P12"><text:span text:style-name="T33">__bool__</text:span></text:p>
          </table:table-cell>
          <table:table-cell table:style-name="Table1.A1" office:value-type="string">
            <text:p text:style-name="P38"><text:span text:style-name="T4">متد ()bool یک متد داخلی پایتون است که رویه استاندارد تست حقیقت را روی شی/مقدار ارسال شده اعمال می‌کند و یک مقدار بولی برمی‌گرداند. علاوه بر این، کلاس bool را نمی توان زیر کلاس قرار داد. تنها موارد آن نادرست و درست است. </text:span></text:p>
            <text:p text:style-name="P15"/>
          </table:table-cell>
          <table:table-cell table:style-name="Table1.A1" office:value-type="string">
            <text:p text:style-name="P34"/>
            <text:p text:style-name="P14"><text:span text:style-name="T44">val = 55</text:span></text:p>
            <text:p text:style-name="P14"><text:span text:style-name="T44">val1 = 0</text:span></text:p>
            <text:p text:style-name="P14"><text:span text:style-name="T44">print("bool(val):", bool(val))</text:span></text:p>
            <text:p text:style-name="P43"><text:span text:style-name="T44">print("bool(val1):", bool(val1))</text:span></text:p>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117" meta:word-count="976" meta:character-count="6199" meta:non-whitespace-character-count="5025"/>
    <meta:generator>LibreOfficeDev/6.0.5.2$Linux_X86_64 LibreOffice_project/</meta:generator>
  </office:meta>
</office:document-meta>
</file>